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ckage Overview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1">
              <text:list-item>
                <text:p text:style-name="P1">SessionDetailRequ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Gorokh</meta:initial-creator>
    <meta:creation-date>2016-08-31T18:59:54.393577471</meta:creation-date>
    <meta:generator>LibreOffice/4.4.3.2$Linux_X86_64 LibreOffice_project/40m0$Build-2</meta:generator>
    <dc:date>2016-08-31T19:02:00.104236434</dc:date>
    <dc:creator>Sergey Gorokh</dc:creator>
    <meta:editing-duration>PT1M40S</meta:editing-duration>
    <meta:editing-cycles>2</meta:editing-cycles>
    <meta:document-statistic meta:object-count="25"/>
  </office:meta>
</office:document-meta>
</file>